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fo:min-height="0cm" fo:min-width="0cm"/>
    </style:style>
    <style:style style:name="gr2" style:family="graphic" style:parent-style-name="standard">
      <style:graphic-properties draw:stroke="solid" svg:stroke-width="0.035cm" svg:stroke-color="#1f4d78" draw:stroke-linejoin="round" draw:fill="none" draw:fill-color="#ffffff" draw:textarea-vertical-align="middle" fo:min-height="3.91cm" fo:padding-top="0.127cm" fo:padding-bottom="0.127cm" fo:padding-left="0.254cm" fo:padding-right="0.254cm"/>
    </style:style>
    <style:style style:name="gr3" style:family="graphic" style:parent-style-name="standard">
      <style:graphic-properties draw:stroke="solid" svg:stroke-width="0.035cm" svg:stroke-color="#000000" draw:stroke-linejoin="round" draw:fill="none" draw:fill-color="#ffffff" draw:textarea-vertical-align="middle" fo:min-height="0.629cm" fo:padding-top="0.127cm" fo:padding-bottom="0.127cm" fo:padding-left="0.254cm" fo:padding-right="0.254cm"/>
    </style:style>
    <style:style style:name="gr4" style:family="graphic" style:parent-style-name="standard">
      <style:graphic-properties draw:stroke="none" svg:stroke-width="0cm" draw:fill="solid" draw:fill-color="#a5a5a5" draw:textarea-vertical-align="middle" fo:min-height="0cm" fo:min-width="0cm"/>
    </style:style>
    <style:style style:name="gr5" style:family="graphic" style:parent-style-name="standard">
      <style:graphic-properties draw:stroke="solid" svg:stroke-width="0.018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/>
    </style:style>
    <style:style style:name="gr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fo:min-height="0cm" fo:min-width="0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35cm" svg:stroke-color="#000000" draw:stroke-linejoin="round" draw:fill="none" draw:fill-color="#ffffff" draw:textarea-vertical-align="middle" fo:min-height="7.3cm" fo:padding-top="0.051cm" fo:padding-bottom="0.051cm" fo:padding-left="0.152cm" fo:padding-right="0.152cm"/>
    </style:style>
    <style:style style:name="gr9" style:family="graphic" style:parent-style-name="standard">
      <style:graphic-properties draw:stroke="solid" svg:stroke-width="0.035cm" svg:stroke-color="#000000" draw:stroke-linejoin="round" draw:fill="solid" draw:fill-color="#ffffff" draw:textarea-vertical-align="middle" fo:min-height="1.169cm" fo:padding-top="0.051cm" fo:padding-bottom="0.051cm" fo:padding-left="0.152cm" fo:padding-right="0.152cm"/>
    </style:style>
    <style:style style:name="gr10" style:family="graphic" style:parent-style-name="standard">
      <style:graphic-properties draw:stroke="none" svg:stroke-width="0cm" draw:fill="solid" draw:fill-color="#a5a5a5" draw:textarea-vertical-align="middle" fo:min-height="0.26cm" fo:padding-top="0.051cm" fo:padding-bottom="0.051cm" fo:padding-left="0.152cm" fo:padding-right="0.152cm"/>
    </style:style>
    <style:style style:name="gr11" style:family="graphic" style:parent-style-name="standard">
      <style:graphic-properties draw:stroke="solid" svg:stroke-width="0.018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fo:min-height="0cm" fo:min-width="0cm" fo:padding-top="0.051cm" fo:padding-bottom="0.051cm" fo:padding-left="0.152cm" fo:padding-right="0.152cm"/>
    </style:style>
    <style:style style:name="gr12" style:family="graphic" style:parent-style-name="standard">
      <style:graphic-properties draw:stroke="none" svg:stroke-width="0cm" draw:fill="solid" draw:fill-color="#ffffff" draw:textarea-vertical-align="top" fo:min-height="0cm" fo:min-width="0cm" fo:padding-top="0.051cm" fo:padding-bottom="0.051cm" fo:padding-left="0.152cm" fo:padding-right="0.152cm"/>
    </style:style>
    <style:style style:name="P1" style:family="paragraph">
      <loext:graphic-properties draw:fill="none"/>
      <style:text-properties fo:font-size="12pt"/>
    </style:style>
    <style:style style:name="P2" style:family="paragraph">
      <style:paragraph-properties fo:text-align="center"/>
      <style:text-properties style:font-name="Times New Roman" fo:font-size="15pt" style:font-size-asian="15pt" style:font-size-complex="15pt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15pt" style:font-size-asian="15pt" style:font-size-complex="15pt"/>
    </style:style>
    <style:style style:name="P4" style:family="paragraph">
      <loext:graphic-properties draw:fill="solid" draw:fill-color="#a5a5a5"/>
      <style:text-properties fo:font-size="12pt"/>
    </style:style>
    <style:style style:name="P5" style:family="paragraph">
      <style:text-properties style:font-name="Times New Roman" fo:font-size="15pt" style:font-size-asian="15pt" style:font-size-complex="15pt"/>
    </style:style>
    <style:style style:name="P6" style:family="paragraph">
      <loext:graphic-properties draw:fill="solid" draw:fill-color="#ffffff"/>
      <style:text-properties style:font-name="Times New Roman" fo:font-size="15pt" style:font-size-asian="15pt" style:font-size-complex="15pt"/>
    </style:style>
    <style:style style:name="P7" style:family="paragraph">
      <style:paragraph-properties fo:text-align="center"/>
      <style:text-properties style:font-name="Times New Roman" fo:font-size="15pt"/>
    </style:style>
    <style:style style:name="P8" style:family="paragraph">
      <loext:graphic-properties draw:fill="none" draw:fill-color="#ffffff"/>
      <style:paragraph-properties fo:text-align="center"/>
      <style:text-properties style:font-name="Times New Roman" fo:font-size="15pt"/>
    </style:style>
    <style:style style:name="P9" style:family="paragraph">
      <loext:graphic-properties draw:fill="solid" draw:fill-color="#ffffff"/>
      <style:paragraph-properties fo:text-align="center"/>
      <style:text-properties style:font-name="Times New Roman" fo:font-size="15pt"/>
    </style:style>
    <style:style style:name="P10" style:family="paragraph">
      <loext:graphic-properties draw:fill="solid" draw:fill-color="#a5a5a5"/>
      <style:text-properties style:font-name="Times New Roman" fo:font-size="15pt"/>
    </style:style>
    <style:style style:name="P11" style:family="paragraph">
      <loext:graphic-properties draw:fill="none"/>
      <style:text-properties style:font-name="Times New Roman" fo:font-size="15pt"/>
    </style:style>
    <style:style style:name="P12" style:family="paragraph">
      <style:text-properties style:font-name="Times New Roman" fo:font-size="15pt"/>
    </style:style>
    <style:style style:name="P13" style:family="paragraph">
      <loext:graphic-properties draw:fill="solid" draw:fill-color="#ffffff"/>
      <style:text-properties style:font-name="Times New Roman" fo:font-size="15pt"/>
    </style:style>
    <style:style style:name="T1" style:family="text">
      <style:text-properties fo:color="#000000" style:font-name="Times New Roman" fo:font-size="15pt" style:font-size-asian="15pt" style:font-size-complex="15pt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241cm" svg:height="16.802cm" svg:x="0.008cm" svg:y="0.138cm">
            <text:p/>
            <draw:enhanced-geometry draw:type="mso-spt75"/>
          </draw:custom-shape>
          <draw:frame draw:name="Rectangle 5" draw:style-name="gr2" draw:text-style-name="P3" draw:layer="layout" svg:width="2.144cm" svg:height="4.164cm" svg:x="1.331cm" svg:y="0.849cm">
            <draw:text-box>
              <text:p text:style-name="P2"><text:span text:style-name="T1">W</text:span><text:span text:style-name="T1">a</text:span><text:span text:style-name="T1">l</text:span><text:span text:style-name="T1">l</text:span></text:p>
            </draw:text-box>
          </draw:frame>
          <draw:frame draw:name="Rectangle 4" draw:style-name="gr3" draw:text-style-name="P3" draw:layer="layout" svg:width="10.769cm" svg:height="0.883cm" svg:x="3.474cm" svg:y="2.746cm">
            <draw:text-box>
              <text:p text:style-name="P2"><text:span text:style-name="T1">Springboard</text:span></text:p>
            </draw:text-box>
          </draw:frame>
          <draw:custom-shape draw:name="Right Triangle 8" draw:style-name="gr4" draw:text-style-name="P4" draw:layer="layout" svg:width="0.53cm" svg:height="0.556cm" svg:x="3.474cm" svg:y="2.218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name="Right Triangle 9" draw:style-name="gr4" draw:text-style-name="P4" draw:layer="layout" svg:width="0.477cm" svg:height="0.477cm" svg:x="3.501cm" svg:y="3.618cm">
            <text:p/>
            <draw:enhanced-geometry draw:mirror-vertical="true"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name="Straight Arrow Connector 14" draw:style-name="gr5" draw:text-style-name="P1" draw:layer="layout" svg:width="10.69cm" svg:height="0.001cm" svg:x="3.501cm" svg:y="4.53cm">
            <text:p/>
            <draw:enhanced-geometry svg:viewBox="0 0 21600 21600" draw:type="mso-spt32" draw:enhanced-path="M 0 0 L 21600 21600 N"/>
          </draw:custom-shape>
          <draw:custom-shape draw:name="Text Box 15" draw:style-name="gr6" draw:text-style-name="P6" draw:layer="layout" svg:width="1.319cm" svg:height="0.839cm" svg:x="8.051cm" svg:y="4.133cm">
            <text:p text:style-name="P5"><text:span text:style-name="T2">3 m</text:span></text:p>
            <draw:enhanced-geometry svg:viewBox="0 0 21600 21600" draw:type="mso-spt202" draw:enhanced-path="M 0 0 L 21600 0 21600 21600 0 21600 0 0 Z N"/>
          </draw:custom-shape>
          <draw:custom-shape draw:name="Straight Arrow Connector 16" draw:style-name="gr7" draw:text-style-name="P1" draw:layer="layout" svg:width="0.451cm" svg:height="0.503cm" svg:x="3.68cm" svg:y="1.99cm">
            <text:p/>
            <draw:enhanced-geometry draw:mirror-horizontal="true" svg:viewBox="0 0 21600 21600" draw:type="mso-spt32" draw:enhanced-path="M 0 0 L 21600 21600 N"/>
          </draw:custom-shape>
          <draw:custom-shape draw:name="Straight Arrow Connector 22" draw:style-name="gr7" draw:text-style-name="P1" draw:layer="layout" svg:width="0.422cm" svg:height="0.429cm" svg:x="3.024cm" svg:y="2.801cm">
            <text:p/>
            <draw:enhanced-geometry draw:mirror-vertical="true" svg:viewBox="0 0 21600 21600" draw:type="mso-spt32" draw:enhanced-path="M 0 0 L 21600 21600 N"/>
          </draw:custom-shape>
          <draw:custom-shape draw:name="Text Box 15" draw:style-name="gr6" draw:text-style-name="P6" draw:layer="layout" svg:width="1.729cm" svg:height="0.839cm" svg:x="3.862cm" svg:y="1.507cm">
            <text:p text:style-name="P5"><text:span text:style-name="T2">5 mm</text:span></text:p>
            <draw:enhanced-geometry svg:viewBox="0 0 21600 21600" draw:type="mso-spt202" draw:enhanced-path="M 0 0 L 21600 0 21600 21600 0 21600 0 0 Z N"/>
          </draw:custom-shape>
          <draw:custom-shape draw:name="Text Box 15" draw:style-name="gr6" draw:text-style-name="P6" draw:layer="layout" svg:width="2.614cm" svg:height="0.839cm" svg:x="5.944cm" svg:y="5.611cm">
            <text:p text:style-name="P5"><text:span text:style-name="T2">Side view</text:span></text:p>
            <draw:enhanced-geometry svg:viewBox="0 0 21600 21600" draw:type="mso-spt202" draw:enhanced-path="M 0 0 L 21600 0 21600 21600 0 21600 0 0 Z N"/>
          </draw:custom-shape>
          <draw:g>
            <draw:frame draw:name="Rectangle 10" draw:style-name="gr8" draw:text-style-name="P8" draw:layer="layout" svg:width="4.343cm" svg:height="7.402cm" svg:x="5.376cm" svg:y="7.614cm">
              <draw:text-box>
                <text:p text:style-name="P7"> </text:p>
                <text:p text:style-name="P7"/>
                <text:p text:style-name="P7"/>
                <text:p text:style-name="P7"><text:span text:style-name="T3">Wall</text:span></text:p>
              </draw:text-box>
            </draw:frame>
            <draw:frame draw:name="Rectangle 6" draw:style-name="gr9" draw:text-style-name="P9" draw:layer="layout" svg:width="2.985cm" svg:height="1.271cm" svg:x="6.041cm" svg:y="9.59cm">
              <draw:text-box>
                <text:p text:style-name="P7"><text:span text:style-name="T3">Springboard</text:span></text:p>
              </draw:text-box>
            </draw:frame>
            <draw:frame draw:name="Rectangle 11" draw:style-name="gr10" draw:text-style-name="P10" draw:layer="layout" svg:width="2.984cm" svg:height="0.514cm" svg:x="6.067cm" svg:y="9.149cm">
              <draw:text-box>
                <text:p/>
              </draw:text-box>
            </draw:frame>
            <draw:custom-shape draw:name="Straight Arrow Connector 17" draw:style-name="gr11" draw:text-style-name="P11" draw:layer="layout" svg:width="3.096cm" svg:height="0.001cm" svg:x="5.988cm" svg:y="8.626cm">
              <text:p/>
              <draw:enhanced-geometry svg:viewBox="0 0 21600 21600" draw:type="mso-spt32" draw:enhanced-path="M 0 0 L 21600 21600 N"/>
            </draw:custom-shape>
            <draw:custom-shape draw:name="Text Box 15" draw:style-name="gr12" draw:text-style-name="P13" draw:layer="layout" svg:width="1.614cm" svg:height="0.687cm" svg:x="6.618cm" svg:y="8.284cm">
              <text:p text:style-name="P12">30 cm</text:p>
              <draw:enhanced-geometry svg:viewBox="0 0 21600 21600" draw:type="mso-spt202" draw:enhanced-path="M 0 0 L 21600 0 21600 21600 0 21600 0 0 Z N"/>
            </draw:custom-shape>
            <draw:custom-shape draw:name="Straight Arrow Connector 19" draw:style-name="gr11" draw:text-style-name="P11" draw:layer="layout" svg:width="0.001cm" svg:height="0.886cm" svg:x="10.327cm" svg:y="9.942cm">
              <text:p/>
              <draw:enhanced-geometry svg:viewBox="0 0 21600 21600" draw:type="mso-spt32" draw:enhanced-path="M 0 0 L 21600 21600 N"/>
            </draw:custom-shape>
            <draw:custom-shape draw:name="Text Box 15" draw:style-name="gr12" draw:text-style-name="P13" draw:layer="layout" svg:width="1.347cm" svg:height="0.687cm" svg:x="10.559cm" svg:y="10.085cm">
              <text:p text:style-name="P12">5 cm</text:p>
              <draw:enhanced-geometry svg:viewBox="0 0 21600 21600" draw:type="mso-spt202" draw:enhanced-path="M 0 0 L 21600 0 21600 21600 0 21600 0 0 Z N"/>
            </draw:custom-shape>
            <draw:custom-shape draw:name="Text Box 15" draw:style-name="gr12" draw:text-style-name="P13" draw:layer="layout" svg:width="2.622cm" svg:height="0.687cm" svg:x="5.915cm" svg:y="15.487cm">
              <text:p text:style-name="P12">Front view</text:p>
              <draw:enhanced-geometry svg:viewBox="0 0 21600 21600" draw:type="mso-spt202" draw:enhanced-path="M 0 0 L 21600 0 21600 21600 0 21600 0 0 Z N"/>
            </draw:custom-shape>
            <draw:frame draw:name="Rectangle 11" draw:style-name="gr10" draw:text-style-name="P10" draw:layer="layout" svg:width="2.984cm" svg:height="0.514cm" svg:x="6.041cm" svg:y="10.806cm">
              <draw:text-box>
                <text:p/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7.0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20:39:12.347793064</meta:creation-date>
    <dc:date>2017-02-28T20:52:29.833226257</dc:date>
    <meta:editing-duration>PT2M47S</meta:editing-duration>
    <meta:editing-cycles>1</meta:editing-cycles>
    <meta:document-statistic meta:object-count="22"/>
    <meta:generator>LibreOffice/5.3.0.3$Linux_X86_64 LibreOffice_project/30m0$Build-3</meta:generator>
  </office:meta>
</office:document-meta>
</file>